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BeanFactoryBenchmark.concurrentBeanCreation( BenchmarkState state , Blackhole b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nchmarkSt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Bean.setDat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Bean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